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UnitAdapter.unitStopped( ServiceUni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UnitAdapter.unitShutDown( ServiceUni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UnitAdapter.unitUndeployed( ServiceUni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UnitAdapter.unitDeployed( ServiceUni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UnitAdapter.unitStarted( ServiceUni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